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 detailed, step-by-step guide on how to calibrate your smartphone camera using the OpenCV Python function <text:span text:style-name="Source_20_Text">calibrateCamera()</text:span>:</text:p>
      <text:p text:style-name="Horizontal_20_Line"/>
      <text:h text:style-name="Heading_20_2" text:outline-level="2">🔖 <text:span text:style-name="Strong_20_Emphasis">Step-by-Step Guide: Smartphone Camera Calibration</text:span></text:h>
      <text:p text:style-name="Text_20_body">Camera calibration estimates the intrinsic and extrinsic parameters of a camera to correct lens distortion, measure accurate distances, and map 3D points to 2D images.</text:p>
      <text:p text:style-name="Horizontal_20_Line"/>
      <text:h text:style-name="Heading_20_2" text:outline-level="2">📌 <text:span text:style-name="Strong_20_Emphasis">Step 1: Preparation</text:span></text:h>
      <text:p text:style-name="Text_20_body"><text:span text:style-name="Strong_20_Emphasis">Materials Required:</text:span></text:p>
      <text:list text:style-name="L1">
        <text:list-item>
          <text:p text:style-name="P1">A smartphone camera. </text:p>
        </text:list-item>
        <text:list-item>
          <text:p text:style-name="P1">A printed chessboard calibration pattern. </text:p>
          <text:list>
            <text:list-item>
              <text:p text:style-name="P1">Standard: usually 9×6 inner corners (8×5 squares). </text:p>
            </text:list-item>
            <text:list-item>
              <text:p text:style-name="P1">Download one from OpenCV if needed: <text:a xlink:type="simple" xlink:href="https://github.com/opencv/opencv/blob/master/doc/pattern.png" text:style-name="Internet_20_link" text:visited-style-name="Visited_20_Internet_20_Link">Chessboard Pattern</text:a> </text:p>
            </text:list-item>
          </text:list>
        </text:list-item>
        <text:list-item>
          <text:p text:style-name="P2">OpenCV installed (<text:span text:style-name="Source_20_Text">pip install opencv-python numpy matplotlib</text:span>). </text:p>
        </text:list-item>
      </text:list>
      <text:p text:style-name="Horizontal_20_Line"/>
      <text:h text:style-name="Heading_20_2" text:outline-level="2">📌 <text:span text:style-name="Strong_20_Emphasis">Step 2: Capture Images of Chessboard</text:span></text:h>
      <text:list text:style-name="L2">
        <text:list-item>
          <text:p text:style-name="P3">Print the chessboard pattern clearly on A4 paper. </text:p>
        </text:list-item>
        <text:list-item>
          <text:p text:style-name="P3">Take at least <text:span text:style-name="Strong_20_Emphasis">15-20 images</text:span> from various angles and distances. </text:p>
        </text:list-item>
        <text:list-item>
          <text:p text:style-name="P3">Make sure: </text:p>
          <text:list>
            <text:list-item>
              <text:p text:style-name="P3">The entire chessboard is visible. </text:p>
            </text:list-item>
            <text:list-item>
              <text:p text:style-name="P3">Good lighting conditions (avoid shadows and glare). </text:p>
            </text:list-item>
            <text:list-item>
              <text:p text:style-name="P3">The chessboard occupies most of the frame. </text:p>
            </text:list-item>
            <text:list-item>
              <text:p text:style-name="P4">Avoid blurred images. </text:p>
            </text:list-item>
          </text:list>
        </text:list-item>
      </text:list>
      <text:p text:style-name="Text_20_body"><text:span text:style-name="Strong_20_Emphasis">Example filenames:</text:span></text:p>
      <text:p text:style-name="P5"><text:span text:style-name="Source_20_Text">calib1.jpg, calib2.jpg, calib3.jpg, ..., calib20.jpg</text:span></text:p>
      <text:p text:style-name="Text_20_body">Save them in a directory, e.g., <text:span text:style-name="Source_20_Text">images/</text:span>.</text:p>
      <text:p text:style-name="Horizontal_20_Line"/>
      <text:h text:style-name="Heading_20_2" text:outline-level="2">📌 <text:span text:style-name="Strong_20_Emphasis">Step 3: Python Code for Calibration</text:span></text:h>
      <text:p text:style-name="Text_20_body">Here's a complete Python script to perform camera calibration:</text:p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><text:span text:style-name="Source_20_Text">import glob</text:span></text:p>
      <text:p text:style-name="Preformatted_20_Text"><text:soft-page-break/></text:p>
      <text:p text:style-name="Preformatted_20_Text"><text:span text:style-name="Source_20_Text"># Chessboard dimensions (inner corners per row and column)</text:span></text:p>
      <text:p text:style-name="Preformatted_20_Text"><text:span text:style-name="Source_20_Text">CHECKERBOARD = (9, 6)</text:span></text:p>
      <text:p text:style-name="Preformatted_20_Text"/>
      <text:p text:style-name="Preformatted_20_Text"><text:span text:style-name="Source_20_Text"># Termination criteria for corner refinement</text:span></text:p>
      <text:p text:style-name="Preformatted_20_Text"><text:span text:style-name="Source_20_Text">criteria = (cv2.TERM_CRITERIA_EPS + cv2.TERM_CRITERIA_MAX_ITER, 30, 0.001)</text:span></text:p>
      <text:p text:style-name="Preformatted_20_Text"/>
      <text:p text:style-name="Preformatted_20_Text"><text:span text:style-name="Source_20_Text"># Arrays to store object points and image points from all images.</text:span></text:p>
      <text:p text:style-name="Preformatted_20_Text"><text:span text:style-name="Source_20_Text">objpoints = [] <text:s/># 3D points in real-world space</text:span></text:p>
      <text:p text:style-name="Preformatted_20_Text"><text:span text:style-name="Source_20_Text">imgpoints = [] <text:s/># 2D points in image plane</text:span></text:p>
      <text:p text:style-name="Preformatted_20_Text"/>
      <text:p text:style-name="Preformatted_20_Text"><text:span text:style-name="Source_20_Text"># Prepare a grid of object points (0,0,0), (1,0,0), ..., (8,5,0)</text:span></text:p>
      <text:p text:style-name="Preformatted_20_Text"><text:span text:style-name="Source_20_Text">objp = np.zeros((CHECKERBOARD[0]*CHECKERBOARD[1], 3), np.float32)</text:span></text:p>
      <text:p text:style-name="Preformatted_20_Text"><text:span text:style-name="Source_20_Text">objp[:, :2] = np.mgrid[0:CHECKERBOARD[0], 0:CHECKERBOARD[1]].T.reshape(-1, 2)</text:span></text:p>
      <text:p text:style-name="Preformatted_20_Text"/>
      <text:p text:style-name="Preformatted_20_Text"><text:span text:style-name="Source_20_Text"># Load images</text:span></text:p>
      <text:p text:style-name="Preformatted_20_Text"><text:span text:style-name="Source_20_Text">images = glob.glob('images/*.jpg')</text:span></text:p>
      <text:p text:style-name="Preformatted_20_Text"/>
      <text:p text:style-name="Preformatted_20_Text"><text:span text:style-name="Source_20_Text">for fname in images:</text:span></text:p>
      <text:p text:style-name="Preformatted_20_Text"><text:span text:style-name="Source_20_Text"><text:s text:c="4"/>img = cv2.imread(fname)</text:span></text:p>
      <text:p text:style-name="Preformatted_20_Text"><text:span text:style-name="Source_20_Text"><text:s text:c="4"/>gray = cv2.cvtColor(img, cv2.COLOR_BGR2GRAY)</text:span></text:p>
      <text:p text:style-name="Preformatted_20_Text"/>
      <text:p text:style-name="Preformatted_20_Text"><text:span text:style-name="Source_20_Text"><text:s text:c="4"/># Find chessboard corners</text:span></text:p>
      <text:p text:style-name="Preformatted_20_Text"><text:span text:style-name="Source_20_Text"><text:s text:c="4"/>ret, corners = cv2.findChessboardCorners(gray, CHECKERBOARD, None)</text:span></text:p>
      <text:p text:style-name="Preformatted_20_Text"/>
      <text:p text:style-name="Preformatted_20_Text"><text:span text:style-name="Source_20_Text"><text:s text:c="4"/>if ret:</text:span></text:p>
      <text:p text:style-name="Preformatted_20_Text"><text:span text:style-name="Source_20_Text"><text:s text:c="8"/>objpoints.append(objp)</text:span></text:p>
      <text:p text:style-name="Preformatted_20_Text"/>
      <text:p text:style-name="Preformatted_20_Text"><text:span text:style-name="Source_20_Text"><text:s text:c="8"/># Refine corner locations</text:span></text:p>
      <text:p text:style-name="Preformatted_20_Text"><text:span text:style-name="Source_20_Text"><text:s text:c="8"/>corners2 = cv2.cornerSubPix(gray, corners, (11,11), (-1,-1), criteria)</text:span></text:p>
      <text:p text:style-name="Preformatted_20_Text"><text:span text:style-name="Source_20_Text"><text:s text:c="8"/>imgpoints.append(corners2)</text:span></text:p>
      <text:p text:style-name="Preformatted_20_Text"/>
      <text:p text:style-name="Preformatted_20_Text"><text:span text:style-name="Source_20_Text"><text:s text:c="8"/># Draw corners for visualization (optional)</text:span></text:p>
      <text:p text:style-name="Preformatted_20_Text"><text:span text:style-name="Source_20_Text"><text:s text:c="8"/>cv2.drawChessboardCorners(img, CHECKERBOARD, corners2, ret)</text:span></text:p>
      <text:p text:style-name="Preformatted_20_Text"><text:span text:style-name="Source_20_Text"><text:s text:c="8"/>cv2.imshow('Chessboard Detection', img)</text:span></text:p>
      <text:p text:style-name="Preformatted_20_Text"><text:span text:style-name="Source_20_Text"><text:s text:c="8"/>cv2.waitKey(100) <text:s/># Shows each image briefly</text:span></text:p>
      <text:p text:style-name="Preformatted_20_Text"/>
      <text:p text:style-name="Preformatted_20_Text"><text:span text:style-name="Source_20_Text">cv2.destroyAllWindows()</text:span></text:p>
      <text:p text:style-name="Preformatted_20_Text"/>
      <text:p text:style-name="Preformatted_20_Text"><text:span text:style-name="Source_20_Text"># Calibrate camera using points gathered</text:span></text:p>
      <text:p text:style-name="Preformatted_20_Text"><text:span text:style-name="Source_20_Text">ret, cameraMatrix, distCoeffs, rvecs, tvecs = cv2.calibrateCamera(</text:span></text:p>
      <text:p text:style-name="Preformatted_20_Text"><text:span text:style-name="Source_20_Text"><text:s text:c="4"/>objpoints, imgpoints, gray.shape[::-1], None, None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Print calibration results</text:span></text:p>
      <text:p text:style-name="Preformatted_20_Text"><text:span text:style-name="Source_20_Text">print("\nCamera matrix (Intrinsic parameters):\n", cameraMatrix)</text:span></text:p>
      <text:p text:style-name="Preformatted_20_Text"><text:span text:style-name="Source_20_Text">print("\nDistortion coefficients:\n", distCoeffs)</text:span></text:p>
      <text:p text:style-name="Preformatted_20_Text"/>
      <text:p text:style-name="Preformatted_20_Text"><text:span text:style-name="Source_20_Text"># Save the results for later use</text:span></text:p>
      <text:p text:style-name="Preformatted_20_Text"><text:span text:style-name="Source_20_Text">np.savez("camera_calibration.npz",</text:span></text:p>
      <text:p text:style-name="Preformatted_20_Text"><text:span text:style-name="Source_20_Text"><text:s text:c="9"/>cameraMatrix=cameraMatrix,</text:span></text:p>
      <text:p text:style-name="Preformatted_20_Text"><text:span text:style-name="Source_20_Text"><text:s text:c="9"/>distCoeffs=distCoeffs,</text:span></text:p>
      <text:p text:style-name="Preformatted_20_Text"><text:span text:style-name="Source_20_Text"><text:s text:c="9"/>rvecs=rvecs,</text:span></text:p>
      <text:p text:style-name="Preformatted_20_Text"><text:span text:style-name="Source_20_Text"><text:s text:c="9"/>tvecs=tvecs)</text:span></text:p>
      <text:p text:style-name="Preformatted_20_Text"/>
      <text:p text:style-name="P5"><text:span text:style-name="Source_20_Text">print("\nCalibration data saved successfully!")</text:span></text:p>
      <text:p text:style-name="Horizontal_20_Line"/>
      <text:h text:style-name="Heading_20_2" text:outline-level="2"><text:soft-page-break/>📌 <text:span text:style-name="Strong_20_Emphasis">Step 4: Understanding Outputs</text:span></text:h>
      <text:list text:style-name="L3">
        <text:list-item>
          <text:p text:style-name="P6"><text:span text:style-name="Strong_20_Emphasis"><text:span text:style-name="Source_20_Text">cameraMatrix</text:span></text:span> (Intrinsic Parameters):</text:p>
          <text:p text:style-name="P7">[fx0cx0fycy001]\begin{bmatrix} f_x &amp; 0 &amp; c_x \\ 0 &amp; f_y &amp; c_y \\ 0 &amp; 0 &amp; 1 \end{bmatrix} </text:p>
          <text:list>
            <text:list-item>
              <text:p text:style-name="P7"><text:span text:style-name="Strong_20_Emphasis">fx,fyf_x, f_y</text:span>: Focal lengths. </text:p>
            </text:list-item>
            <text:list-item>
              <text:p text:style-name="P7"><text:span text:style-name="Strong_20_Emphasis">cx,cyc_x, c_y</text:span>: Optical center coordinates. </text:p>
            </text:list-item>
          </text:list>
        </text:list-item>
        <text:list-item>
          <text:p text:style-name="P6"><text:span text:style-name="Strong_20_Emphasis"><text:span text:style-name="Source_20_Text">distCoeffs</text:span></text:span> (Distortion Coefficients): <text:span text:style-name="Source_20_Text">[k1, k2, p1, p2, k3]</text:span></text:p>
          <text:list>
            <text:list-item>
              <text:p text:style-name="P7">Radial distortion: k1,k2,k3k1, k2, k3 </text:p>
            </text:list-item>
            <text:list-item>
              <text:p text:style-name="P6">Tangential distortion: p1,p2p1, p2 </text:p>
            </text:list-item>
          </text:list>
        </text:list-item>
      </text:list>
      <text:p text:style-name="Horizontal_20_Line"/>
      <text:h text:style-name="Heading_20_2" text:outline-level="2">📌 <text:span text:style-name="Strong_20_Emphasis">Step 5: Use Calibration Data for Undistortion</text:span></text:h>
      <text:p text:style-name="Text_20_body">To undistort an image:</text:p>
      <text:p text:style-name="Preformatted_20_Text"><text:span text:style-name="Source_20_Text">import cv2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# Load calibration data</text:span></text:p>
      <text:p text:style-name="Preformatted_20_Text"><text:span text:style-name="Source_20_Text">calibration = np.load("camera_calibration.npz")</text:span></text:p>
      <text:p text:style-name="Preformatted_20_Text"><text:span text:style-name="Source_20_Text">cameraMatrix = calibration["cameraMatrix"]</text:span></text:p>
      <text:p text:style-name="Preformatted_20_Text"><text:span text:style-name="Source_20_Text">distCoeffs = calibration["distCoeffs"]</text:span></text:p>
      <text:p text:style-name="Preformatted_20_Text"/>
      <text:p text:style-name="Preformatted_20_Text"><text:span text:style-name="Source_20_Text">img = cv2.imread('test_image.jpg')</text:span></text:p>
      <text:p text:style-name="Preformatted_20_Text"><text:span text:style-name="Source_20_Text">h, w = img.shape[:2]</text:span></text:p>
      <text:p text:style-name="Preformatted_20_Text"/>
      <text:p text:style-name="Preformatted_20_Text"><text:span text:style-name="Source_20_Text"># Refine camera matrix</text:span></text:p>
      <text:p text:style-name="Preformatted_20_Text"><text:span text:style-name="Source_20_Text">newCameraMatrix, roi = cv2.getOptimalNewCameraMatrix(cameraMatrix, distCoeffs, (w, h), 1, (w, h))</text:span></text:p>
      <text:p text:style-name="Preformatted_20_Text"/>
      <text:p text:style-name="Preformatted_20_Text"><text:span text:style-name="Source_20_Text"># Undistort image</text:span></text:p>
      <text:p text:style-name="Preformatted_20_Text"><text:span text:style-name="Source_20_Text">dst = cv2.undistort(img, cameraMatrix, distCoeffs, None, newCameraMatrix)</text:span></text:p>
      <text:p text:style-name="Preformatted_20_Text"/>
      <text:p text:style-name="Preformatted_20_Text"><text:span text:style-name="Source_20_Text"># Crop and show result</text:span></text:p>
      <text:p text:style-name="Preformatted_20_Text"><text:span text:style-name="Source_20_Text">x, y, w, h = roi</text:span></text:p>
      <text:p text:style-name="Preformatted_20_Text"><text:span text:style-name="Source_20_Text">dst = dst[y:y+h, x:x+w]</text:span></text:p>
      <text:p text:style-name="Preformatted_20_Text"/>
      <text:p text:style-name="Preformatted_20_Text"><text:span text:style-name="Source_20_Text">cv2.imshow('Original', img)</text:span></text:p>
      <text:p text:style-name="Preformatted_20_Text"><text:span text:style-name="Source_20_Text">cv2.imshow('Undistorted', dst)</text:span></text:p>
      <text:p text:style-name="Preformatted_20_Text"><text:span text:style-name="Source_20_Text">cv2.waitKey(0)</text:span></text:p>
      <text:p text:style-name="P5"><text:span text:style-name="Source_20_Text">cv2.destroyAllWindows()</text:span></text:p>
      <text:p text:style-name="Horizontal_20_Line"/>
      <text:h text:style-name="Heading_20_2" text:outline-level="2">📝 <text:span text:style-name="Strong_20_Emphasis">Tips for Better Calibration</text:span></text:h>
      <text:list text:style-name="L4">
        <text:list-item>
          <text:p text:style-name="P8"><text:span text:style-name="Strong_20_Emphasis">More Images</text:span>: Use more than the minimum (at least 15-20). </text:p>
        </text:list-item>
        <text:list-item>
          <text:p text:style-name="P8"><text:span text:style-name="Strong_20_Emphasis">Diverse Angles</text:span>: Capture images from different angles and distances. </text:p>
        </text:list-item>
        <text:list-item>
          <text:p text:style-name="P8"><text:span text:style-name="Strong_20_Emphasis">Even Lighting</text:span>: Consistent and even illumination helps accurately detect corners. </text:p>
        </text:list-item>
        <text:list-item>
          <text:p text:style-name="P9"><text:span text:style-name="Strong_20_Emphasis">Sharp Images</text:span>: Ensure images are clear and focused. </text:p>
        </text:list-item>
      </text:list>
      <text:p text:style-name="Horizontal_20_Line"><text:soft-page-break/></text:p>
      <text:h text:style-name="Heading_20_3" text:outline-level="3">🎯 <text:span text:style-name="Strong_20_Emphasis">Summary</text:span></text:h>
      <text:p text:style-name="Text_20_body">Following this detailed guide:</text:p>
      <text:list text:style-name="L5">
        <text:list-item>
          <text:p text:style-name="P10">Capture calibration images. </text:p>
        </text:list-item>
        <text:list-item>
          <text:p text:style-name="P10">Detect and refine chessboard corners. </text:p>
        </text:list-item>
        <text:list-item>
          <text:p text:style-name="P10">Perform calibration using <text:span text:style-name="Source_20_Text">cv2.calibrateCamera()</text:span>. </text:p>
        </text:list-item>
        <text:list-item>
          <text:p text:style-name="P10">Save and utilize calibration parameters. </text:p>
        </text:list-item>
        <text:list-item>
          <text:p text:style-name="P11">Apply correction to undistort future images. </text:p>
        </text:list-item>
      </text:list>
      <text:p text:style-name="Text_20_body">This approach ensures accurate camera calibration suitable for computer vision tasks, robotics, photogrammetry, and mo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Yuriy Kukharchuk</meta:initial-creator>
    <meta:creation-date>2025-03-09T22:36:48.602183400</meta:creation-date>
    <dc:date>2025-03-09T22:37:47.666219900</dc:date>
    <dc:creator>Yuriy Kukharchuk</dc:creator>
    <meta:editing-duration>PT1M</meta:editing-duration>
    <meta:editing-cycles>1</meta:editing-cycles>
    <meta:document-statistic meta:table-count="0" meta:image-count="0" meta:object-count="0" meta:page-count="4" meta:paragraph-count="109" meta:word-count="609" meta:character-count="4633" meta:non-whitespace-character-count="4008"/>
    <meta:generator>LibreOffice/25.2.0.3$Windows_X86_64 LibreOffice_project/e1cf4a87eb02d755bce1a01209907ea5ddc8f069</meta:generator>
  </office:meta>
</office:document-meta>
</file>